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024" calcext:value-type="float">
            <text:p>32,024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2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2:.Y2])" office:value-type="float" office:value="35.851" calcext:value-type="float">
            <text:p>35,8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024" calcext:value-type="float">
            <text:p>32,024</text:p>
          </table:table-cell>
          <table:table-cell office:value-type="float" office:value="32.931" calcext:value-type="float">
            <text:p>32,931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3:.Y3])" office:value-type="float" office:value="35.6496666666667" calcext:value-type="float">
            <text:p>35,65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024" calcext:value-type="float">
            <text:p>32,024</text:p>
          </table:table-cell>
          <table:table-cell office:value-type="float" office:value="33.233" calcext:value-type="float">
            <text:p>33,233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4:.Y4])" office:value-type="float" office:value="35.423" calcext:value-type="float">
            <text:p>35,42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024" calcext:value-type="float">
            <text:p>32,024</text:p>
          </table:table-cell>
          <table:table-cell office:value-type="float" office:value="33.233" calcext:value-type="float">
            <text:p>33,233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5:.Y5])" office:value-type="float" office:value="35.423" calcext:value-type="float">
            <text:p>35,42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2.326" calcext:value-type="float">
            <text:p>32,326</text:p>
          </table:table-cell>
          <table:table-cell office:value-type="float" office:value="32.024" calcext:value-type="float">
            <text:p>32,024</text:p>
          </table:table-cell>
          <table:table-cell office:value-type="float" office:value="32.326" calcext:value-type="float">
            <text:p>32,326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837" calcext:value-type="float">
            <text:p>33,837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6:.Y6])" office:value-type="float" office:value="35.1964583333333" calcext:value-type="float">
            <text:p>35,1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7:.Y7])" office:value-type="float" office:value="35.284625" calcext:value-type="float">
            <text:p>35,2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8:.Y8])" office:value-type="float" office:value="35.284625" calcext:value-type="float">
            <text:p>35,2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2.931" calcext:value-type="float">
            <text:p>32,931</text:p>
          </table:table-cell>
          <table:table-cell office:value-type="float" office:value="32.326" calcext:value-type="float">
            <text:p>32,326</text:p>
          </table:table-cell>
          <table:table-cell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9:.Y9])" office:value-type="float" office:value="35.221625" calcext:value-type="float">
            <text:p>35,2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2.326" calcext:value-type="float">
            <text:p>32,326</text:p>
          </table:table-cell>
          <table:table-cell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0:.Y10])" office:value-type="float" office:value="35.221625" calcext:value-type="float">
            <text:p>35,2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1:.Y11])" office:value-type="float" office:value="35.3349583333333" calcext:value-type="float">
            <text:p>35,3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2:.Y12])" office:value-type="float" office:value="35.1586666666667" calcext:value-type="float">
            <text:p>35,1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3:.Y13])" office:value-type="float" office:value="35.007625" calcext:value-type="float">
            <text:p>35,0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number-columns-repeated="2"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3" office:value-type="float" office:value="35.045" calcext:value-type="float">
            <text:p>35,04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4:.Y14])" office:value-type="float" office:value="34.9447083333333" calcext:value-type="float">
            <text:p>34,9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number-columns-repeated="3"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3" office:value-type="float" office:value="35.045" calcext:value-type="float">
            <text:p>35,04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5:.Y15])" office:value-type="float" office:value="34.89425" calcext:value-type="float">
            <text:p>34,8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number-columns-repeated="3"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3" office:value-type="float" office:value="35.045" calcext:value-type="float">
            <text:p>35,04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6:.Y16])" office:value-type="float" office:value="34.9447083333333" calcext:value-type="float">
            <text:p>34,9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3.233" calcext:value-type="float">
            <text:p>33,233</text:p>
          </table:table-cell>
          <table:table-cell table:number-columns-repeated="3"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3" office:value-type="float" office:value="35.045" calcext:value-type="float">
            <text:p>35,04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7:.Y17])" office:value-type="float" office:value="34.9195416666667" calcext:value-type="float">
            <text:p>34,9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table:number-columns-repeated="2" office:value-type="float" office:value="33.535" calcext:value-type="float">
            <text:p>33,53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233" calcext:value-type="float">
            <text:p>33,233</text:p>
          </table:table-cell>
          <table:table-cell table:number-columns-repeated="3" office:value-type="float" office:value="34.441" calcext:value-type="float">
            <text:p>34,441</text:p>
          </table:table-cell>
          <table:table-cell table:number-columns-repeated="3" office:value-type="float" office:value="35.347" calcext:value-type="float">
            <text:p>35,34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8:.Y18])" office:value-type="float" office:value="35.1586666666667" calcext:value-type="float">
            <text:p>35,1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number-columns-repeated="2"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9.275" calcext:value-type="float">
            <text:p>39,275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table:style-name="ce15" table:formula="of:=AVERAGE([.B19:.Y19])" office:value-type="float" office:value="35.2594583333333" calcext:value-type="float">
            <text:p>35,2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045" calcext:value-type="float">
            <text:p>35,045</text:p>
          </table:table-cell>
          <table:table-cell table:style-name="ce15" table:formula="of:=AVERAGE([.B20:.Y20])" office:value-type="float" office:value="35.23425" calcext:value-type="float">
            <text:p>35,2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045" calcext:value-type="float">
            <text:p>35,045</text:p>
          </table:table-cell>
          <table:table-cell table:style-name="ce15" table:formula="of:=AVERAGE([.B21:.Y21])" office:value-type="float" office:value="35.23425" calcext:value-type="float">
            <text:p>35,2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045" calcext:value-type="float">
            <text:p>35,045</text:p>
          </table:table-cell>
          <table:table-cell table:style-name="ce15" table:formula="of:=AVERAGE([.B22:.Y22])" office:value-type="float" office:value="35.30975" calcext:value-type="float">
            <text:p>35,3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office:value-type="float" office:value="35.045" calcext:value-type="float">
            <text:p>35,045</text:p>
          </table:table-cell>
          <table:table-cell table:style-name="ce15" table:formula="of:=AVERAGE([.B23:.Y23])" office:value-type="float" office:value="35.38525" calcext:value-type="float">
            <text:p>35,3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535" calcext:value-type="float">
            <text:p>33,535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4.441" calcext:value-type="float">
            <text:p>34,441</text:p>
          </table:table-cell>
          <table:table-cell table:number-columns-repeated="3" office:value-type="float" office:value="35.347" calcext:value-type="float">
            <text:p>35,347</text:p>
          </table:table-cell>
          <table:table-cell office:value-type="float" office:value="33.837" calcext:value-type="float">
            <text:p>33,837</text:p>
          </table:table-cell>
          <table:table-cell office:value-type="float" office:value="36.858" calcext:value-type="float">
            <text:p>36,858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table:style-name="ce15" table:formula="of:=AVERAGE([.B24:.Y24])" office:value-type="float" office:value="35.2339583333333" calcext:value-type="float">
            <text:p>35,2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table:number-columns-repeated="2" office:value-type="float" office:value="33.837" calcext:value-type="float">
            <text:p>33,837</text:p>
          </table:table-cell>
          <table:table-cell table:number-columns-repeated="3"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347" calcext:value-type="float">
            <text:p>35,34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table:number-columns-repeated="4"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table:style-name="ce15" table:formula="of:=AVERAGE([.B25:.Y25])" office:value-type="float" office:value="34.516625" calcext:value-type="float">
            <text:p>34,5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045" calcext:value-type="float">
            <text:p>35,045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045" calcext:value-type="float">
            <text:p>35,045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347" calcext:value-type="float">
            <text:p>35,34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table:number-columns-repeated="4"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table:style-name="ce15" table:formula="of:=AVERAGE([.B26:.Y26])" office:value-type="float" office:value="34.592125" calcext:value-type="float">
            <text:p>34,5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7.16" calcext:value-type="float">
            <text:p>37,16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347" calcext:value-type="float">
            <text:p>35,34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table:number-columns-repeated="4"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table:style-name="ce15" table:formula="of:=AVERAGE([.B27:.Y27])" office:value-type="float" office:value="34.7306666666667" calcext:value-type="float">
            <text:p>34,7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2" office:value-type="float" office:value="35.952" calcext:value-type="float">
            <text:p>35,952</text:p>
          </table:table-cell>
          <table:table-cell table:number-columns-repeated="2" office:value-type="float" office:value="35.045" calcext:value-type="float">
            <text:p>35,04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table:number-columns-repeated="4"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table:style-name="ce15" table:formula="of:=AVERAGE([.B28:.Y28])" office:value-type="float" office:value="34.89425" calcext:value-type="float">
            <text:p>34,8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office:value-type="float" office:value="33.535" calcext:value-type="float">
            <text:p>33,535</text:p>
          </table:table-cell>
          <table:table-cell table:number-columns-repeated="5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65" calcext:value-type="float">
            <text:p>35,6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326" calcext:value-type="float">
            <text:p>32,326</text:p>
          </table:table-cell>
          <table:table-cell office:value-type="float" office:value="31.722" calcext:value-type="float">
            <text:p>31,722</text:p>
          </table:table-cell>
          <table:table-cell table:number-columns-repeated="4" office:value-type="float" office:value="32.024" calcext:value-type="float">
            <text:p>32,024</text:p>
          </table:table-cell>
          <table:table-cell office:value-type="float" office:value="31.42" calcext:value-type="float">
            <text:p>31,42</text:p>
          </table:table-cell>
          <table:table-cell table:style-name="ce15" table:formula="of:=AVERAGE([.B29:.Y29])" office:value-type="float" office:value="33.7991666666667" calcext:value-type="float">
            <text:p>33,7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5.65" calcext:value-type="float">
            <text:p>35,65</text:p>
          </table:table-cell>
          <table:table-cell office:value-type="float" office:value="35.347" calcext:value-type="float">
            <text:p>35,347</text:p>
          </table:table-cell>
          <table:table-cell office:value-type="float" office:value="32.931" calcext:value-type="float">
            <text:p>32,931</text:p>
          </table:table-cell>
          <table:table-cell table:number-columns-repeated="7" office:value-type="float" office:value="33.535" calcext:value-type="float">
            <text:p>33,535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65" calcext:value-type="float">
            <text:p>35,6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326" calcext:value-type="float">
            <text:p>32,326</text:p>
          </table:table-cell>
          <table:table-cell office:value-type="float" office:value="31.722" calcext:value-type="float">
            <text:p>31,722</text:p>
          </table:table-cell>
          <table:table-cell table:number-columns-repeated="4" office:value-type="float" office:value="32.024" calcext:value-type="float">
            <text:p>32,024</text:p>
          </table:table-cell>
          <table:table-cell office:value-type="float" office:value="31.42" calcext:value-type="float">
            <text:p>31,42</text:p>
          </table:table-cell>
          <table:table-cell table:style-name="ce15" table:formula="of:=AVERAGE([.B30:.Y30])" office:value-type="float" office:value="33.66075" calcext:value-type="float">
            <text:p>33,6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6" office:value-type="float" office:value="32.931" calcext:value-type="float">
            <text:p>32,931</text:p>
          </table:table-cell>
          <table:table-cell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2.628" calcext:value-type="float">
            <text:p>32,628</text:p>
          </table:table-cell>
          <table:table-cell table:number-columns-repeated="2" office:value-type="float" office:value="31.722" calcext:value-type="float">
            <text:p>31,722</text:p>
          </table:table-cell>
          <table:table-cell table:number-columns-repeated="4" office:value-type="float" office:value="32.024" calcext:value-type="float">
            <text:p>32,024</text:p>
          </table:table-cell>
          <table:table-cell office:value-type="float" office:value="31.42" calcext:value-type="float">
            <text:p>31,42</text:p>
          </table:table-cell>
          <table:table-cell table:style-name="ce15" table:formula="of:=AVERAGE([.B31:.Y31])" office:value-type="float" office:value="33.434125" calcext:value-type="float">
            <text:p>33,4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8"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2.024" calcext:value-type="float">
            <text:p>32,024</text:p>
          </table:table-cell>
          <table:table-cell table:number-columns-repeated="2" office:value-type="float" office:value="31.722" calcext:value-type="float">
            <text:p>31,722</text:p>
          </table:table-cell>
          <table:table-cell table:number-columns-repeated="5" office:value-type="float" office:value="31.42" calcext:value-type="float">
            <text:p>31,42</text:p>
          </table:table-cell>
          <table:table-cell table:style-name="ce15" table:formula="of:=AVERAGE([.B32:.Y32])" office:value-type="float" office:value="33.169875" calcext:value-type="float">
            <text:p>33,1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139" calcext:value-type="float">
            <text:p>34,139</text:p>
          </table:table-cell>
          <table:table-cell table:number-columns-repeated="2"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table:number-columns-repeated="8" office:value-type="float" office:value="32.931" calcext:value-type="float">
            <text:p>32,931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2.024" calcext:value-type="float">
            <text:p>32,024</text:p>
          </table:table-cell>
          <table:table-cell table:number-columns-repeated="2" office:value-type="float" office:value="31.722" calcext:value-type="float">
            <text:p>31,722</text:p>
          </table:table-cell>
          <table:table-cell table:number-columns-repeated="5" office:value-type="float" office:value="31.42" calcext:value-type="float">
            <text:p>31,42</text:p>
          </table:table-cell>
          <table:table-cell table:style-name="ce15" table:formula="of:=AVERAGE([.B33:.Y33])" office:value-type="float" office:value="33.0061666666667" calcext:value-type="float">
            <text:p>33,0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number-columns-repeated="2" office:value-type="float" office:value="34.139" calcext:value-type="float">
            <text:p>34,139</text:p>
          </table:table-cell>
          <table:table-cell table:number-columns-repeated="2"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table:number-columns-repeated="5" office:value-type="float" office:value="32.931" calcext:value-type="float">
            <text:p>32,931</text:p>
          </table:table-cell>
          <table:table-cell table:number-columns-repeated="3" office:value-type="float" office:value="32.628" calcext:value-type="float">
            <text:p>32,628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1.722" calcext:value-type="float">
            <text:p>31,722</text:p>
          </table:table-cell>
          <table:table-cell table:number-columns-repeated="2" office:value-type="float" office:value="31.42" calcext:value-type="float">
            <text:p>31,42</text:p>
          </table:table-cell>
          <table:table-cell table:number-columns-repeated="5" office:value-type="float" office:value="31.118" calcext:value-type="float">
            <text:p>31,118</text:p>
          </table:table-cell>
          <table:table-cell table:style-name="ce15" table:formula="of:=AVERAGE([.B34:.Y34])" office:value-type="float" office:value="32.8172916666667" calcext:value-type="float">
            <text:p>32,8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table:number-columns-repeated="8" office:value-type="float" office:value="32.628" calcext:value-type="float">
            <text:p>32,628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1.722" calcext:value-type="float">
            <text:p>31,722</text:p>
          </table:table-cell>
          <table:table-cell table:number-columns-repeated="2" office:value-type="float" office:value="31.42" calcext:value-type="float">
            <text:p>31,42</text:p>
          </table:table-cell>
          <table:table-cell table:number-columns-repeated="5" office:value-type="float" office:value="31.118" calcext:value-type="float">
            <text:p>31,118</text:p>
          </table:table-cell>
          <table:table-cell table:style-name="ce15" table:formula="of:=AVERAGE([.B35:.Y35])" office:value-type="float" office:value="32.4521666666667" calcext:value-type="float">
            <text:p>32,4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3.535" calcext:value-type="float">
            <text:p>33,535</text:p>
          </table:table-cell>
          <table:table-cell table:number-columns-repeated="8" office:value-type="float" office:value="33.233" calcext:value-type="float">
            <text:p>33,233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1.722" calcext:value-type="float">
            <text:p>31,722</text:p>
          </table:table-cell>
          <table:table-cell table:number-columns-repeated="2" office:value-type="float" office:value="31.42" calcext:value-type="float">
            <text:p>31,42</text:p>
          </table:table-cell>
          <table:table-cell table:number-columns-repeated="5" office:value-type="float" office:value="31.118" calcext:value-type="float">
            <text:p>31,118</text:p>
          </table:table-cell>
          <table:table-cell table:style-name="ce15" table:formula="of:=AVERAGE([.B36:.Y36])" office:value-type="float" office:value="32.7041666666667" calcext:value-type="float">
            <text:p>32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2.931" calcext:value-type="float">
            <text:p>32,931</text:p>
          </table:table-cell>
          <table:table-cell table:number-columns-repeated="3" office:value-type="float" office:value="33.233" calcext:value-type="float">
            <text:p>33,233</text:p>
          </table:table-cell>
          <table:table-cell table:number-columns-repeated="12" office:value-type="float" office:value="33.535" calcext:value-type="float">
            <text:p>33,535</text:p>
          </table:table-cell>
          <table:table-cell office:value-type="float" office:value="32.024" calcext:value-type="float">
            <text:p>32,024</text:p>
          </table:table-cell>
          <table:table-cell table:number-columns-repeated="2" office:value-type="float" office:value="31.722" calcext:value-type="float">
            <text:p>31,722</text:p>
          </table:table-cell>
          <table:table-cell table:number-columns-repeated="5" office:value-type="float" office:value="31.42" calcext:value-type="float">
            <text:p>31,42</text:p>
          </table:table-cell>
          <table:table-cell table:style-name="ce15" table:formula="of:=AVERAGE([.B37:.Y37])" office:value-type="float" office:value="32.8174166666667" calcext:value-type="float">
            <text:p>32,8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2.931" calcext:value-type="float">
            <text:p>32,931</text:p>
          </table:table-cell>
          <table:table-cell table:number-columns-repeated="3"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table:number-columns-repeated="12" office:value-type="float" office:value="34.441" calcext:value-type="float">
            <text:p>34,441</text:p>
          </table:table-cell>
          <table:table-cell table:number-columns-repeated="7" office:value-type="float" office:value="34.139" calcext:value-type="float">
            <text:p>34,139</text:p>
          </table:table-cell>
          <table:table-cell table:style-name="ce15" table:formula="of:=AVERAGE([.B38:.Y38])" office:value-type="float" office:value="34.3025833333334" calcext:value-type="float">
            <text:p>34,3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number-columns-repeated="5"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table:number-columns-repeated="11" office:value-type="float" office:value="35.65" calcext:value-type="float">
            <text:p>35,65</text:p>
          </table:table-cell>
          <table:table-cell table:number-columns-repeated="7" office:value-type="float" office:value="35.347" calcext:value-type="float">
            <text:p>35,347</text:p>
          </table:table-cell>
          <table:table-cell table:style-name="ce15" table:formula="of:=AVERAGE([.B39:.Y39])" office:value-type="float" office:value="35.3222916666667" calcext:value-type="float">
            <text:p>35,3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35.045" calcext:value-type="float">
            <text:p>35,045</text:p>
          </table:table-cell>
          <table:table-cell table:number-columns-repeated="5" office:value-type="float" office:value="34.441" calcext:value-type="float">
            <text:p>34,441</text:p>
          </table:table-cell>
          <table:table-cell table:number-columns-repeated="11" office:value-type="float" office:value="35.65" calcext:value-type="float">
            <text:p>35,65</text:p>
          </table:table-cell>
          <table:table-cell table:number-columns-repeated="7" office:value-type="float" office:value="35.347" calcext:value-type="float">
            <text:p>35,347</text:p>
          </table:table-cell>
          <table:table-cell table:style-name="ce15" table:formula="of:=AVERAGE([.B40:.Y40])" office:value-type="float" office:value="35.2845416666667" calcext:value-type="float">
            <text:p>35,2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number-columns-repeated="17" office:value-type="float" office:value="35.65" calcext:value-type="float">
            <text:p>35,65</text:p>
          </table:table-cell>
          <table:table-cell table:number-columns-repeated="7" office:value-type="float" office:value="36.254" calcext:value-type="float">
            <text:p>36,254</text:p>
          </table:table-cell>
          <table:table-cell table:style-name="ce15" table:formula="of:=AVERAGE([.B41:.Y41])" office:value-type="float" office:value="35.8261666666667" calcext:value-type="float">
            <text:p>35,82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2:.Y42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3:.Y43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4:.Y44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5:.Y45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6:.Y46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7:.Y47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8:.Y48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9:.Y49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50:.Y50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51:.Y51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4.18138" calcext:value-type="float">
            <text:p>34,181</text:p>
          </table:table-cell>
          <table:table-cell table:style-name="ce15" table:formula="of:=AVERAGE([.C2:.C51])" office:value-type="float" office:value="34.10882" calcext:value-type="float">
            <text:p>34,109</text:p>
          </table:table-cell>
          <table:table-cell table:style-name="ce15" table:formula="of:=AVERAGE([.D2:.D51])" office:value-type="float" office:value="34.47144" calcext:value-type="float">
            <text:p>34,471</text:p>
          </table:table-cell>
          <table:table-cell table:style-name="ce15" table:formula="of:=AVERAGE([.E2:.E51])" office:value-type="float" office:value="34.91852" calcext:value-type="float">
            <text:p>34,919</text:p>
          </table:table-cell>
          <table:table-cell table:style-name="ce15" table:formula="of:=AVERAGE([.F2:.F51])" office:value-type="float" office:value="34.82184" calcext:value-type="float">
            <text:p>34,822</text:p>
          </table:table-cell>
          <table:table-cell table:style-name="ce15" table:formula="of:=AVERAGE([.G2:.G51])" office:value-type="float" office:value="34.06058" calcext:value-type="float">
            <text:p>34,061</text:p>
          </table:table-cell>
          <table:table-cell table:style-name="ce15" table:formula="of:=AVERAGE([.H2:.H51])" office:value-type="float" office:value="34.33252" calcext:value-type="float">
            <text:p>34,333</text:p>
          </table:table-cell>
          <table:table-cell table:style-name="ce15" table:formula="of:=AVERAGE([.I2:.I51])" office:value-type="float" office:value="34.72516" calcext:value-type="float">
            <text:p>34,725</text:p>
          </table:table-cell>
          <table:table-cell table:style-name="ce15" table:formula="of:=AVERAGE([.J2:.J51])" office:value-type="float" office:value="34.72516" calcext:value-type="float">
            <text:p>34,725</text:p>
          </table:table-cell>
          <table:table-cell table:style-name="ce15" table:formula="of:=AVERAGE([.K2:.K51])" office:value-type="float" office:value="35.2328" calcext:value-type="float">
            <text:p>35,233</text:p>
          </table:table-cell>
          <table:table-cell table:style-name="ce15" table:formula="of:=AVERAGE([.L2:.L51])" office:value-type="float" office:value="35.29318" calcext:value-type="float">
            <text:p>35,293</text:p>
          </table:table-cell>
          <table:table-cell table:style-name="ce15" table:formula="of:=AVERAGE([.M2:.M51])" office:value-type="float" office:value="35.22672" calcext:value-type="float">
            <text:p>35,227</text:p>
          </table:table-cell>
          <table:table-cell table:style-name="ce15" table:formula="of:=AVERAGE([.N2:.N51])" office:value-type="float" office:value="34.6043" calcext:value-type="float">
            <text:p>34,604</text:p>
          </table:table-cell>
          <table:table-cell table:style-name="ce15" table:formula="of:=AVERAGE([.O2:.O51])" office:value-type="float" office:value="36.47128" calcext:value-type="float">
            <text:p>36,471</text:p>
          </table:table-cell>
          <table:table-cell table:style-name="ce15" table:formula="of:=AVERAGE([.P2:.P51])" office:value-type="float" office:value="37.34762" calcext:value-type="float">
            <text:p>37,348</text:p>
          </table:table-cell>
          <table:table-cell table:style-name="ce15" table:formula="of:=AVERAGE([.Q2:.Q51])" office:value-type="float" office:value="36.7978" calcext:value-type="float">
            <text:p>36,798</text:p>
          </table:table-cell>
          <table:table-cell table:style-name="ce15" table:formula="of:=AVERAGE([.R2:.R51])" office:value-type="float" office:value="36.00594" calcext:value-type="float">
            <text:p>36,006</text:p>
          </table:table-cell>
          <table:table-cell table:style-name="ce15" table:formula="of:=AVERAGE([.S2:.S51])" office:value-type="float" office:value="34.58614" calcext:value-type="float">
            <text:p>34,586</text:p>
          </table:table-cell>
          <table:table-cell table:style-name="ce15" table:formula="of:=AVERAGE([.T2:.T51])" office:value-type="float" office:value="34.2477" calcext:value-type="float">
            <text:p>34,248</text:p>
          </table:table-cell>
          <table:table-cell table:style-name="ce15" table:formula="of:=AVERAGE([.U2:.U51])" office:value-type="float" office:value="34.9126" calcext:value-type="float">
            <text:p>34,913</text:p>
          </table:table-cell>
          <table:table-cell table:style-name="ce15" table:formula="of:=AVERAGE([.V2:.V51])" office:value-type="float" office:value="34.9126" calcext:value-type="float">
            <text:p>34,913</text:p>
          </table:table-cell>
          <table:table-cell table:style-name="ce15" table:formula="of:=AVERAGE([.W2:.W51])" office:value-type="float" office:value="34.82804" calcext:value-type="float">
            <text:p>34,828</text:p>
          </table:table-cell>
          <table:table-cell table:style-name="ce15" table:formula="of:=AVERAGE([.X2:.X51])" office:value-type="float" office:value="34.82804" calcext:value-type="float">
            <text:p>34,828</text:p>
          </table:table-cell>
          <table:table-cell table:style-name="ce15" table:formula="of:=AVERAGE([.Y2:.Y51])" office:value-type="float" office:value="34.57392" calcext:value-type="float">
            <text:p>34,574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39.275" calcext:value-type="float">
            <text:p>39,275</text:p>
          </table:table-cell>
          <table:table-cell table:style-name="ce24" table:formula="of:=MIN([.B2:.Y51])" office:value-type="float" office:value="31.118" calcext:value-type="float">
            <text:p>31,118</text:p>
          </table:table-cell>
          <table:table-cell table:style-name="ce24" table:formula="of:=AVERAGE([.B2:.Y51])" office:value-type="float" office:value="35.0089208333335" calcext:value-type="float">
            <text:p>35,009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6.254" calcext:value-type="float">
            <text:p>36,254</text:p>
          </table:table-cell>
          <table:table-cell table:style-name="ce24" table:formula="of:=MIN([.Z2:.Z51])" office:value-type="float" office:value="32.4521666666667" calcext:value-type="float">
            <text:p>32,452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7.34762" calcext:value-type="float">
            <text:p>37,348</text:p>
          </table:table-cell>
          <table:table-cell table:style-name="ce24" table:formula="of:=MIN([.B52:.Y52])" office:value-type="float" office:value="34.06058" calcext:value-type="float">
            <text:p>34,061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35:05.2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M41S</meta:editing-duration>
    <meta:editing-cycles>5</meta:editing-cycles>
    <meta:generator>LibreOffice/6.2.3.2$Windows_X86_64 LibreOffice_project/aecc05fe267cc68dde00352a451aa867b3b546ac</meta:generator>
    <meta:creation-date>2020-03-25T17:05:15.815000000</meta:creation-date>
    <dc:date>2020-03-29T21:37:07.105000000</dc:date>
    <meta:document-statistic meta:table-count="1" meta:cell-count="1365" meta:object-count="0"/>
  </office:meta>
</office:document-meta>
</file>